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SOCPEUR1" svg:font-family="ISOCPEUR"/>
    <style:font-face style:name="Arial" svg:font-family="Arial" style:font-pitch="variable"/>
    <style:font-face style:name="FreeSans1" svg:font-family="FreeSans" style:font-pitch="variable"/>
    <style:font-face style:name="ISOCPEUR" svg:font-family="ISOCPEUR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cm" svg:stroke-color="#000000" svg:stroke-opacity="100%" draw:stroke-linejoin="round" draw:fill="none" fo:padding-top="0.18cm" fo:padding-bottom="0.18cm" fo:padding-left="0.305cm" fo:padding-right="0.305cm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none" draw:fill="none" draw:textarea-vertical-align="middle" fo:min-height="0.73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336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.374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0.416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0.323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658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fo:min-height="0.33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font-name="ISOCPEUR1" fo:font-size="8pt" fo:background-color="#ffffff" style:font-name-asian="ISOCPEUR1" style:font-size-asian="8pt" style:font-name-complex="ISOCPEUR1" style:font-size-complex="8pt"/>
    </style:style>
    <style:style style:name="T2" style:family="text">
      <style:text-properties fo:color="#000000" style:font-name="ISOCPEUR1" fo:font-size="9pt" fo:background-color="#ffffff" style:font-name-asian="ISOCPEUR1" style:font-size-asian="9pt" style:font-name-complex="ISOCPEUR1" style:font-size-complex="9pt"/>
    </style:style>
    <style:style style:name="T3" style:family="text">
      <style:text-properties fo:color="#000000" style:font-name="ISOCPEUR1" fo:font-size="10pt" fo:background-color="#ffffff" style:font-name-asian="ISOCPEUR1" style:font-size-asian="10pt" style:font-name-complex="ISOCPEUR1" style:font-size-complex="10pt"/>
    </style:style>
    <style:style style:name="T4" style:family="text">
      <style:text-properties fo:color="#000000" style:font-name="Arial1" fo:font-size="8pt" fo:background-color="#ffffff" style:font-name-asian="Arial1" style:font-size-asian="8pt" style:font-name-complex="Arial1" style:font-size-complex="8pt"/>
    </style:style>
    <style:style style:name="T5" style:family="text">
      <style:text-properties fo:color="#000000" style:font-name="Arial1" fo:font-size="10pt" fo:background-color="#ffffff" style:font-name-asian="Arial1" style:font-size-asian="10pt" style:font-name-complex="Arial1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18.5cm" svg:height="4.984cm" svg:x="1.99cm" svg:y="24.088cm" svg:viewBox="0 0 18501 4985" draw:points="18501,0 0,0 0,4985">
          <text:p/>
        </draw:polyline>
        <draw:line draw:style-name="gr1" draw:text-style-name="P1" draw:layer="layout" svg:x1="20.49cm" svg:y1="25.072cm" svg:x2="8.49cm" svg:y2="25.072cm">
          <text:p/>
        </draw:line>
        <draw:line draw:style-name="gr1" draw:text-style-name="P1" draw:layer="layout" svg:x1="8.49cm" svg:y1="24.147cm" svg:x2="8.49cm" svg:y2="29.071cm">
          <text:p/>
        </draw:line>
        <draw:line draw:style-name="gr1" draw:text-style-name="P1" draw:layer="layout" svg:x1="20.49cm" svg:y1="27.572cm" svg:x2="8.49cm" svg:y2="27.572cm">
          <text:p/>
        </draw:line>
        <draw:line draw:style-name="gr1" draw:text-style-name="P1" draw:layer="layout" svg:x1="15.49cm" svg:y1="25.072cm" svg:x2="15.49cm" svg:y2="29.072cm">
          <text:p/>
        </draw:line>
        <draw:line draw:style-name="gr1" draw:text-style-name="P1" draw:layer="layout" svg:x1="15.49cm" svg:y1="25.572cm" svg:x2="20.49cm" svg:y2="25.572cm">
          <text:p/>
        </draw:line>
        <draw:line draw:style-name="gr1" draw:text-style-name="P1" draw:layer="layout" svg:x1="15.49cm" svg:y1="27.072cm" svg:x2="20.49cm" svg:y2="27.072cm">
          <text:p/>
        </draw:line>
        <draw:line draw:style-name="gr1" draw:text-style-name="P1" draw:layer="layout" svg:x1="16.99cm" svg:y1="25.072cm" svg:x2="16.99cm" svg:y2="27.072cm">
          <text:p/>
        </draw:line>
        <draw:line draw:style-name="gr2" draw:text-style-name="P1" draw:layer="layout" svg:x1="15.99cm" svg:y1="25.572cm" svg:x2="15.99cm" svg:y2="27.071cm">
          <text:p/>
        </draw:line>
        <draw:line draw:style-name="gr2" draw:text-style-name="P1" draw:layer="layout" svg:x1="16.49cm" svg:y1="25.572cm" svg:x2="16.49cm" svg:y2="27.071cm">
          <text:p/>
        </draw:line>
        <draw:line draw:style-name="gr1" draw:text-style-name="P1" draw:layer="layout" svg:x1="17.49cm" svg:y1="27.072cm" svg:x2="17.49cm" svg:y2="27.571cm">
          <text:p/>
        </draw:line>
        <draw:line draw:style-name="gr1" draw:text-style-name="P1" draw:layer="layout" svg:x1="18.74cm" svg:y1="25.072cm" svg:x2="18.74cm" svg:y2="27.072cm">
          <text:p/>
        </draw:line>
        <draw:line draw:style-name="gr1" draw:text-style-name="P1" draw:layer="layout" svg:x1="7.49cm" svg:y1="24.123cm" svg:x2="7.49cm" svg:y2="29.071cm">
          <text:p/>
        </draw:line>
        <draw:line draw:style-name="gr1" draw:text-style-name="P1" draw:layer="layout" svg:x1="5.99cm" svg:y1="24.135cm" svg:x2="5.99cm" svg:y2="29.071cm">
          <text:p/>
        </draw:line>
        <draw:line draw:style-name="gr1" draw:text-style-name="P1" draw:layer="layout" svg:x1="3.69cm" svg:y1="24.135cm" svg:x2="3.69cm" svg:y2="29.071cm">
          <text:p/>
        </draw:line>
        <draw:line draw:style-name="gr2" draw:text-style-name="P1" draw:layer="layout" svg:x1="1.99cm" svg:y1="24.072cm" svg:x2="8.489cm" svg:y2="24.072cm">
          <text:p/>
        </draw:line>
        <draw:line draw:style-name="gr2" draw:text-style-name="P1" draw:layer="layout" svg:x1="1.99cm" svg:y1="24.572cm" svg:x2="8.489cm" svg:y2="24.572cm">
          <text:p/>
        </draw:line>
        <draw:line draw:style-name="gr2" draw:text-style-name="P1" draw:layer="layout" svg:x1="1.99cm" svg:y1="25.072cm" svg:x2="8.489cm" svg:y2="25.072cm">
          <text:p/>
        </draw:line>
        <draw:line draw:style-name="gr1" draw:text-style-name="P1" draw:layer="layout" svg:x1="1.99cm" svg:y1="25.572cm" svg:x2="8.489cm" svg:y2="25.572cm">
          <text:p/>
        </draw:line>
        <draw:line draw:style-name="gr1" draw:text-style-name="P1" draw:layer="layout" svg:x1="1.99cm" svg:y1="26.072cm" svg:x2="8.489cm" svg:y2="26.072cm">
          <text:p/>
        </draw:line>
        <draw:line draw:style-name="gr2" draw:text-style-name="P1" draw:layer="layout" svg:x1="1.99cm" svg:y1="26.572cm" svg:x2="8.489cm" svg:y2="26.572cm">
          <text:p/>
        </draw:line>
        <draw:line draw:style-name="gr2" draw:text-style-name="P1" draw:layer="layout" svg:x1="1.99cm" svg:y1="27.072cm" svg:x2="8.489cm" svg:y2="27.072cm">
          <text:p/>
        </draw:line>
        <draw:line draw:style-name="gr2" draw:text-style-name="P1" draw:layer="layout" svg:x1="1.99cm" svg:y1="27.572cm" svg:x2="8.502cm" svg:y2="27.572cm">
          <text:p/>
        </draw:line>
        <draw:line draw:style-name="gr2" draw:text-style-name="P1" draw:layer="layout" svg:x1="1.99cm" svg:y1="28.072cm" svg:x2="8.489cm" svg:y2="28.072cm">
          <text:p/>
        </draw:line>
        <draw:line draw:style-name="gr2" draw:text-style-name="P1" draw:layer="layout" svg:x1="1.99cm" svg:y1="28.572cm" svg:x2="8.489cm" svg:y2="28.572cm">
          <text:p/>
        </draw:line>
        <draw:line draw:style-name="gr1" draw:text-style-name="P1" draw:layer="layout" svg:x1="2.69cm" svg:y1="24.123cm" svg:x2="2.69cm" svg:y2="26.071cm">
          <text:p/>
        </draw:line>
        <draw:frame draw:style-name="gr3" draw:text-style-name="P3" draw:layer="layout" svg:width="0.9cm" svg:height="0.88cm" svg:x="1.9cm" svg:y="25.407cm">
          <draw:text-box>
            <text:p text:style-name="P2"><text:span text:style-name="T1">Изм</text:span></text:p>
          </draw:text-box>
        </draw:frame>
        <draw:frame draw:style-name="gr4" draw:text-style-name="P1" draw:layer="layout" svg:width="0.9cm" svg:height="0.478cm" svg:x="2.74cm" svg:y="25.583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2cm" svg:height="0.478cm" svg:x="3.74cm" svg:y="25.583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3" draw:text-style-name="P3" draw:layer="layout" svg:width="1.46cm" svg:height="0.88cm" svg:x="6.04cm" svg:y="25.382cm">
          <draw:text-box>
            <text:p text:style-name="P2"><text:span text:style-name="T1">Подпись</text:span></text:p>
          </draw:text-box>
        </draw:frame>
        <draw:frame draw:style-name="gr4" draw:text-style-name="P1" draw:layer="layout" svg:width="0.9cm" svg:height="0.478cm" svg:x="7.54cm" svg:y="25.583cm">
          <draw:text-box>
            <text:p text:style-name="P2"><text:span text:style-name="T1">Дата</text:span></text:p>
          </draw:text-box>
        </draw:frame>
        <draw:frame draw:style-name="gr4" draw:text-style-name="P1" draw:layer="layout" svg:width="1.4cm" svg:height="0.478cm" svg:x="15.54cm" svg:y="25.083cm">
          <draw:text-box>
            <text:p text:style-name="P2"><text:span text:style-name="T1">Лит.</text:span></text:p>
          </draw:text-box>
        </draw:frame>
        <draw:frame draw:style-name="gr4" draw:text-style-name="P1" draw:layer="layout" svg:width="1.65cm" svg:height="0.478cm" svg:x="17.04cm" svg:y="25.083cm">
          <draw:text-box>
            <text:p text:style-name="P2"><text:span text:style-name="T1">Масса</text:span></text:p>
          </draw:text-box>
        </draw:frame>
        <draw:frame draw:style-name="gr4" draw:text-style-name="P1" draw:layer="layout" svg:width="1.65cm" svg:height="0.478cm" svg:x="18.79cm" svg:y="25.083cm">
          <draw:text-box>
            <text:p text:style-name="P2"><text:span text:style-name="T1">Масштаб</text:span></text:p>
          </draw:text-box>
        </draw:frame>
        <draw:frame draw:style-name="gr4" draw:text-style-name="P1" draw:layer="layout" svg:width="1.9cm" svg:height="0.478cm" svg:x="15.54cm" svg:y="27.083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9cm" svg:height="0.478cm" svg:x="17.54cm" svg:y="27.083cm">
          <draw:text-box>
            <text:p text:style-name="P2"><text:span text:style-name="T1">Листов</text:span></text:p>
          </draw:text-box>
        </draw:frame>
        <draw:frame draw:style-name="gr5" draw:text-style-name="P1" draw:layer="layout" svg:width="1.7cm" svg:height="0.516cm" svg:x="1.99cm" svg:y="26.114cm">
          <draw:text-box>
            <text:p text:style-name="P4"><text:span text:style-name="T2">Разраб.</text:span></text:p>
          </draw:text-box>
        </draw:frame>
        <draw:frame draw:style-name="gr6" draw:text-style-name="P1" draw:layer="layout" svg:width="1.6cm" svg:height="0.558cm" svg:x="2.05cm" svg:y="26.543cm">
          <draw:text-box>
            <text:p text:style-name="P4"><text:span text:style-name="T3">Пров.</text:span></text:p>
          </draw:text-box>
        </draw:frame>
        <draw:frame draw:style-name="gr7" draw:text-style-name="P1" draw:layer="layout" svg:width="2cm" svg:height="0.541cm" svg:x="3.79cm" svg:y="26.052cm">
          <draw:text-box>
            <text:p text:style-name="P2"><text:span text:style-name="T4">Стаховский</text:span></text:p>
          </draw:text-box>
        </draw:frame>
        <draw:frame draw:style-name="gr8" draw:text-style-name="P1" draw:layer="layout" svg:width="2.28cm" svg:height="0.541cm" svg:x="3.69cm" svg:y="26.582cm">
          <draw:text-box>
            <text:p text:style-name="P2"><text:span text:style-name="T4">Лавникевич</text:span></text:p>
          </draw:text-box>
        </draw:frame>
        <draw:frame draw:style-name="gr9" draw:text-style-name="P1" draw:layer="layout" svg:width="4.4cm" svg:height="1cm" svg:x="15.79cm" svg:y="27.772cm">
          <draw:text-box>
            <text:p text:style-name="P2"><text:span text:style-name="T5">БГУИР, гр 450502</text:span></text:p>
          </draw:text-box>
        </draw:frame>
        <draw:frame draw:style-name="gr9" draw:text-style-name="P1" draw:layer="layout" svg:width="11.4cm" svg:height="1cm" svg:x="8.947cm" svg:y="24.088cm">
          <draw:text-box>
            <text:p text:style-name="P2"><text:span text:style-name="T5">БГУИР 450502</text:span></text:p>
          </draw:text-box>
        </draw:frame>
        <draw:frame draw:style-name="gr10" draw:text-style-name="P1" draw:layer="layout" svg:width="6.2cm" svg:height="1.8cm" svg:x="8.79cm" svg:y="25.372cm">
          <draw:text-box>
            <text:p text:style-name="P2"><text:span text:style-name="T5">Приложение А</text:span><text:span text:style-name="T5"><text:line-break/></text:span><text:span text:style-name="T5">Структурная схема</text:span></text:p>
          </draw:text-box>
        </draw:frame>
        <draw:polyline draw:style-name="gr1" draw:text-style-name="P1" draw:layer="layout" svg:width="18.539cm" svg:height="28.576cm" svg:x="1.982cm" svg:y="0.523cm" svg:viewBox="0 0 18540 28577" draw:points="0,0 0,28577 18540,28577 18540,0">
          <text:p/>
        </draw:polyline>
        <draw:line draw:style-name="gr1" draw:text-style-name="P1" draw:layer="layout" svg:x1="20.508cm" svg:y1="0.535cm" svg:x2="1.982cm" svg:y2="0.535cm">
          <text:p/>
        </draw:line>
        <draw:frame draw:style-name="gr11" draw:text-style-name="P3" draw:layer="layout" svg:width="0.667cm" svg:height="0.587cm" svg:x="16.833cm" svg:y="27.02cm">
          <draw:text-box>
            <text:p text:style-name="P2"><text:span text:style-name="T1">1</text:span></text:p>
          </draw:text-box>
        </draw:frame>
        <draw:frame draw:style-name="gr11" draw:text-style-name="P3" draw:layer="layout" svg:width="0.667cm" svg:height="0.587cm" svg:x="19.4cm" svg:y="27.02cm">
          <draw:text-box>
            <text:p text:style-name="P2"><text:span text:style-name="T1">1</text:span></text:p>
          </draw:text-box>
        </draw:frame>
        <draw:rect draw:style-name="gr12" draw:text-style-name="P5" xml:id="id3" draw:id="id3" draw:layer="layout" svg:width="3cm" svg:height="2.193cm" svg:x="11.899cm" svg:y="6.6cm">
          <text:p/>
        </draw:rect>
        <draw:frame draw:style-name="gr13" draw:text-style-name="P6" xml:id="id5" draw:id="id5" draw:layer="layout" svg:width="2.928cm" svg:height="0.835cm" svg:x="12.099cm" svg:y="7cm">
          <draw:text-box>
            <text:p><text:span text:style-name="T6">Класс Game</text:span></text:p>
          </draw:text-box>
        </draw:frame>
        <draw:frame draw:style-name="gr14" draw:text-style-name="P8" draw:layer="layout" svg:width="2.8cm" svg:height="1.2cm" svg:x="3.4cm" svg:y="15cm">
          <draw:text-box>
            <text:p text:style-name="P7"><text:span text:style-name="T6">Класс Field</text:span></text:p>
          </draw:text-box>
        </draw:frame>
        <draw:rect draw:style-name="gr12" draw:text-style-name="P5" xml:id="id2" draw:id="id2" draw:layer="layout" svg:width="3cm" svg:height="2cm" svg:x="3.3cm" svg:y="14.6cm">
          <text:p/>
        </draw:rect>
        <draw:frame draw:style-name="gr15" draw:text-style-name="P8" draw:layer="layout" svg:width="3.1cm" svg:height="2.1cm" svg:x="7.199cm" svg:y="11.993cm">
          <draw:text-box>
            <text:p text:style-name="P7"><text:span text:style-name="T6">Класс Enemy</text:span></text:p>
          </draw:text-box>
        </draw:frame>
        <draw:rect draw:style-name="gr12" draw:text-style-name="P5" xml:id="id4" draw:id="id4" draw:layer="layout" svg:width="3cm" svg:height="2.1cm" svg:x="7.299cm" svg:y="11.893cm">
          <text:p/>
        </draw:rect>
        <draw:frame draw:style-name="gr16" draw:text-style-name="P8" draw:layer="layout" svg:width="3.1cm" svg:height="2cm" svg:x="16.199cm" svg:y="11.993cm">
          <draw:text-box>
            <text:p text:style-name="P7"><text:span text:style-name="T6">Класс Player</text:span></text:p>
          </draw:text-box>
        </draw:frame>
        <draw:rect draw:style-name="gr12" draw:text-style-name="P5" xml:id="id1" draw:id="id1" draw:layer="layout" svg:width="3cm" svg:height="2.1cm" svg:x="16.199cm" svg:y="11.893cm">
          <text:p/>
        </draw:rect>
        <draw:frame draw:style-name="gr17" draw:text-style-name="P8" draw:layer="layout" svg:width="3.5cm" svg:height="1.419cm" svg:x="12.099cm" svg:y="16.874cm">
          <draw:text-box>
            <text:p text:style-name="P7"><text:span text:style-name="T6">Класс Painter</text:span></text:p>
          </draw:text-box>
        </draw:frame>
        <draw:rect draw:style-name="gr12" draw:text-style-name="P5" xml:id="id7" draw:id="id7" draw:layer="layout" svg:width="3cm" svg:height="2cm" svg:x="12.099cm" svg:y="16.793cm">
          <text:p/>
        </draw:rect>
        <draw:frame draw:style-name="gr17" draw:text-style-name="P8" draw:layer="layout" svg:width="3.1cm" svg:height="2.003cm" svg:x="11.899cm" svg:y="9.374cm">
          <draw:text-box>
            <text:p text:style-name="P7"><text:span text:style-name="T6">Абстрактный класс </text:span><text:span text:style-name="T6"><text:tab/></text:span><text:span text:style-name="T6">Creature</text:span></text:p>
          </draw:text-box>
        </draw:frame>
        <draw:rect draw:style-name="gr12" draw:text-style-name="P5" xml:id="id6" draw:id="id6" draw:layer="layout" svg:width="3cm" svg:height="2.119cm" svg:x="11.899cm" svg:y="9.274cm">
          <text:p/>
        </draw:rect>
        <draw:connector draw:style-name="gr18" draw:text-style-name="P5" draw:layer="layout" draw:line-skew="0cm -12.558cm" svg:x1="19.199cm" svg:y1="12.943cm" svg:x2="3.3cm" svg:y2="15.6cm" draw:start-shape="id1" draw:start-glue-point="1" draw:end-shape="id2" draw:end-glue-point="3" svg:d="M19199 12943h501v-8400h-16901v11057h501" svg:viewBox="0 0 16902 11058">
          <text:p/>
        </draw:connector>
        <draw:connector draw:style-name="gr18" draw:text-style-name="P5" draw:layer="layout" svg:x1="11.899cm" svg:y1="7.696cm" svg:x2="8.799cm" svg:y2="11.893cm" draw:start-shape="id3" draw:start-glue-point="3" draw:end-shape="id4" draw:end-glue-point="0" svg:d="M11899 7696h-3100v4197" svg:viewBox="0 0 3101 4198">
          <text:p/>
        </draw:connector>
        <draw:connector draw:style-name="gr18" draw:text-style-name="P5" draw:layer="layout" svg:x1="15.027cm" svg:y1="7.417cm" svg:x2="17.699cm" svg:y2="11.893cm" draw:start-shape="id5" draw:start-glue-point="1" draw:end-shape="id1" draw:end-glue-point="0" svg:d="M15027 7417h2672v4476" svg:viewBox="0 0 2673 4477">
          <text:p/>
        </draw:connector>
        <draw:connector draw:style-name="gr18" draw:text-style-name="P5" draw:layer="layout" svg:x1="11.899cm" svg:y1="10.333cm" svg:x2="10.299cm" svg:y2="12.943cm" draw:start-shape="id6" draw:start-glue-point="3" draw:end-shape="id4" draw:end-glue-point="1" svg:d="M11899 10333h-800v2610h-800" svg:viewBox="0 0 1601 2611">
          <text:p/>
        </draw:connector>
        <draw:connector draw:style-name="gr18" draw:text-style-name="P5" draw:layer="layout" svg:x1="14.899cm" svg:y1="10.333cm" svg:x2="16.199cm" svg:y2="12.943cm" draw:start-shape="id6" draw:start-glue-point="1" draw:end-shape="id1" draw:end-glue-point="3" svg:d="M14899 10333h650v2610h650" svg:viewBox="0 0 1301 2611">
          <text:p/>
        </draw:connector>
        <draw:connector draw:style-name="gr18" draw:text-style-name="P5" draw:layer="layout" svg:x1="4.8cm" svg:y1="16.6cm" svg:x2="13.599cm" svg:y2="18.793cm" draw:start-shape="id2" draw:start-glue-point="2" draw:end-shape="id7" draw:end-glue-point="2" svg:d="M4800 16600v2694h8799v-501" svg:viewBox="0 0 8800 2695">
          <text:p/>
        </draw:connector>
        <draw:connector draw:style-name="gr18" draw:text-style-name="P5" draw:layer="layout" svg:x1="17.699cm" svg:y1="13.993cm" svg:x2="15.099cm" svg:y2="17.793cm" draw:start-shape="id1" draw:start-glue-point="2" draw:end-shape="id7" draw:end-glue-point="1" svg:d="M17699 13993v3800h-2600" svg:viewBox="0 0 2601 3801">
          <text:p/>
        </draw:connector>
        <draw:connector draw:style-name="gr18" draw:text-style-name="P5" draw:layer="layout" svg:x1="8.799cm" svg:y1="13.993cm" svg:x2="12.099cm" svg:y2="17.793cm" draw:start-shape="id4" draw:start-glue-point="2" draw:end-shape="id7" draw:end-glue-point="3" svg:d="M8799 13993v3800h3300" svg:viewBox="0 0 3301 3801">
          <text:p/>
        </draw:connector>
        <draw:connector draw:style-name="gr18" draw:text-style-name="P5" draw:layer="layout" svg:x1="13.399cm" svg:y1="6.6cm" svg:x2="4.8cm" svg:y2="14.6cm" draw:start-shape="id3" draw:start-glue-point="0" draw:end-shape="id2" draw:end-glue-point="0" svg:d="M13399 6600v-501h-8599v8501" svg:viewBox="0 0 8600 8502">
          <text:p/>
        </draw:connector>
        <draw:connector draw:style-name="gr18" draw:text-style-name="P5" draw:layer="layout" draw:line-skew="4.001cm -2.501cm" svg:x1="7.299cm" svg:y1="12.943cm" svg:x2="6.3cm" svg:y2="15.6cm" draw:start-shape="id4" draw:start-glue-point="3" draw:end-shape="id2" draw:end-glue-point="1" svg:d="M7299 12943h-499v1657h1v1000h-501" svg:viewBox="0 0 1000 26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SOCPEUR1" svg:font-family="ISOCPEUR"/>
    <style:font-face style:name="Arial" svg:font-family="Arial" style:font-pitch="variable"/>
    <style:font-face style:name="FreeSans1" svg:font-family="FreeSans" style:font-pitch="variable"/>
    <style:font-face style:name="ISOCPEUR" svg:font-family="ISOCPEUR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02T21:00:45.357833342</dc:date>
    <dc:description/>
    <dc:subject/>
    <dc:title/>
    <meta:creation-date>2015-12-22T04:08:56Z</meta:creation-date>
    <meta:initial-creator>Игорь Зинович</meta:initial-creator>
    <meta:keyword/>
    <meta:generator>LibreOffice/5.1.3.2$Linux_X86_64 LibreOffice_project/10m0$Build-2</meta:generator>
    <meta:editing-duration>PT1H39M8S</meta:editing-duration>
    <meta:editing-cycles>5</meta:editing-cycles>
    <meta:document-statistic meta:object-count="69"/>
  </office:meta>
</office:document-meta>
</file>